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4"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6"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7"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8"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9"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0"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11"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93308e"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1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6"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7"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19"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20"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21" style:family="paragraph" style:parent-style-name="Standard">
      <style:paragraph-properties fo:margin-left="0cm" fo:margin-top="0.101cm" fo:margin-bottom="0.101cm" style:contextual-spacing="false" fo:line-height="150%" fo:text-indent="0cm" style:auto-text-indent="false"/>
      <style:text-properties fo:font-size="14pt" officeooo:paragraph-rsid="0284b3e3" style:font-size-asian="14pt" style:font-size-complex="14pt"/>
    </style:style>
    <style:style style:name="P22"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555cde" style:font-size-asian="14pt" style:font-size-complex="14pt"/>
    </style:style>
    <style:style style:name="P2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officeooo:rsid="01b4cd28"/>
    </style:style>
    <style:style style:name="T248" style:family="text">
      <style:text-properties officeooo:rsid="01b8f281"/>
    </style:style>
    <style:style style:name="T249" style:family="text">
      <style:text-properties officeooo:rsid="01bba912"/>
    </style:style>
    <style:style style:name="T250" style:family="text">
      <style:text-properties officeooo:rsid="01beb636"/>
    </style:style>
    <style:style style:name="T251" style:family="text">
      <style:text-properties officeooo:rsid="01beb9a8"/>
    </style:style>
    <style:style style:name="T252" style:family="text">
      <style:text-properties officeooo:rsid="01c0e382"/>
    </style:style>
    <style:style style:name="T253" style:family="text">
      <style:text-properties officeooo:rsid="01c42699"/>
    </style:style>
    <style:style style:name="T254" style:family="text">
      <style:text-properties officeooo:rsid="01c95239"/>
    </style:style>
    <style:style style:name="T255" style:family="text">
      <style:text-properties officeooo:rsid="01c9b238"/>
    </style:style>
    <style:style style:name="T256" style:family="text">
      <style:text-properties officeooo:rsid="01cb945f"/>
    </style:style>
    <style:style style:name="T257" style:family="text">
      <style:text-properties officeooo:rsid="01cd8c93"/>
    </style:style>
    <style:style style:name="T258" style:family="text">
      <style:text-properties officeooo:rsid="01cdcd60"/>
    </style:style>
    <style:style style:name="T259" style:family="text">
      <style:text-properties officeooo:rsid="01d2f68a"/>
    </style:style>
    <style:style style:name="T260" style:family="text">
      <style:text-properties officeooo:rsid="01d4347a"/>
    </style:style>
    <style:style style:name="T261" style:family="text">
      <style:text-properties officeooo:rsid="01d6243e"/>
    </style:style>
    <style:style style:name="T262" style:family="text">
      <style:text-properties officeooo:rsid="01dc50cb"/>
    </style:style>
    <style:style style:name="T263" style:family="text">
      <style:text-properties officeooo:rsid="019ad410"/>
    </style:style>
    <style:style style:name="T264" style:family="text">
      <style:text-properties officeooo:rsid="01e4a942"/>
    </style:style>
    <style:style style:name="T265" style:family="text">
      <style:text-properties officeooo:rsid="01e4f798"/>
    </style:style>
    <style:style style:name="T266" style:family="text">
      <style:text-properties style:font-name="Linux Libertine G" fo:font-style="normal" style:font-style-asian="normal" style:font-style-complex="normal"/>
    </style:style>
    <style:style style:name="T267" style:family="text">
      <style:text-properties style:font-name="Linux Libertine G" fo:font-style="normal" officeooo:rsid="01df3a50" style:font-style-asian="normal" style:font-style-complex="normal"/>
    </style:style>
    <style:style style:name="T268" style:family="text">
      <style:text-properties style:font-name="Linux Libertine G" fo:font-style="normal" officeooo:rsid="01e09482" style:font-style-asian="normal" style:font-style-complex="normal"/>
    </style:style>
    <style:style style:name="T269" style:family="text">
      <style:text-properties style:font-name="Linux Libertine G" fo:font-style="normal" officeooo:rsid="01e19997" style:font-style-asian="normal" style:font-style-complex="normal"/>
    </style:style>
    <style:style style:name="T270" style:family="text">
      <style:text-properties style:font-name="Linux Libertine G" fo:font-style="normal" officeooo:rsid="01e5df30" style:font-style-asian="normal" style:font-style-complex="normal"/>
    </style:style>
    <style:style style:name="T271" style:family="text">
      <style:text-properties style:font-name="Linux Libertine G" fo:font-style="normal" officeooo:rsid="01e604ec" style:font-style-asian="normal" style:font-style-complex="normal"/>
    </style:style>
    <style:style style:name="T272" style:family="text">
      <style:text-properties style:font-name="Linux Libertine G" fo:font-style="normal" officeooo:rsid="01e6d7c4" style:font-style-asian="normal" style:font-style-complex="normal"/>
    </style:style>
    <style:style style:name="T273" style:family="text">
      <style:text-properties style:font-name="Linux Libertine G" fo:font-style="normal" officeooo:rsid="01ec8adf" style:font-style-asian="normal" style:font-style-complex="normal"/>
    </style:style>
    <style:style style:name="T274" style:family="text">
      <style:text-properties style:font-name="Linux Libertine G" fo:font-style="normal" officeooo:rsid="01ecf0b2" style:font-style-asian="normal" style:font-style-complex="normal"/>
    </style:style>
    <style:style style:name="T275" style:family="text">
      <style:text-properties style:font-name="Linux Libertine G" fo:font-style="normal" officeooo:rsid="01ed1248" style:font-style-asian="normal" style:font-style-complex="normal"/>
    </style:style>
    <style:style style:name="T276" style:family="text">
      <style:text-properties style:font-name="Linux Libertine G" fo:font-style="normal" officeooo:rsid="01ed8642" style:font-style-asian="normal" style:font-style-complex="normal"/>
    </style:style>
    <style:style style:name="T277" style:family="text">
      <style:text-properties style:font-name="Linux Libertine G" fo:font-style="normal" officeooo:rsid="01f10d6c" style:font-style-asian="normal" style:font-style-complex="normal"/>
    </style:style>
    <style:style style:name="T278" style:family="text">
      <style:text-properties style:font-name="Linux Libertine G" fo:font-style="normal" officeooo:rsid="01f25540" style:font-style-asian="normal" style:font-style-complex="normal"/>
    </style:style>
    <style:style style:name="T279" style:family="text">
      <style:text-properties style:font-name="Linux Libertine G" fo:font-style="normal" officeooo:rsid="01f38634" style:font-style-asian="normal" style:font-style-complex="normal"/>
    </style:style>
    <style:style style:name="T280" style:family="text">
      <style:text-properties style:font-name="Linux Libertine G" fo:font-style="normal" officeooo:rsid="01f65062" style:font-style-asian="normal" style:font-style-complex="normal"/>
    </style:style>
    <style:style style:name="T281" style:family="text">
      <style:text-properties style:font-name="Linux Libertine G" fo:font-style="normal" officeooo:rsid="01fac066" style:font-style-asian="normal" style:font-style-complex="normal"/>
    </style:style>
    <style:style style:name="T282" style:family="text">
      <style:text-properties style:font-name="Linux Libertine G" fo:font-style="normal" officeooo:rsid="01fbc5d6" style:font-style-asian="normal" style:font-style-complex="normal"/>
    </style:style>
    <style:style style:name="T283" style:family="text">
      <style:text-properties style:font-name="Linux Libertine G" fo:font-style="normal" officeooo:rsid="01fc9c74" style:font-style-asian="normal" style:font-style-complex="normal"/>
    </style:style>
    <style:style style:name="T284" style:family="text">
      <style:text-properties style:font-name="Linux Libertine G" fo:font-style="normal" officeooo:rsid="01fe0166" style:font-style-asian="normal" style:font-style-complex="normal"/>
    </style:style>
    <style:style style:name="T285" style:family="text">
      <style:text-properties style:font-name="Linux Libertine G" fo:font-style="normal" officeooo:rsid="01ffffb2" style:font-style-asian="normal" style:font-style-complex="normal"/>
    </style:style>
    <style:style style:name="T286" style:family="text">
      <style:text-properties style:font-name="Linux Libertine G" fo:font-style="normal" officeooo:rsid="02012514" style:font-style-asian="normal" style:font-style-complex="normal"/>
    </style:style>
    <style:style style:name="T287" style:family="text">
      <style:text-properties style:font-name="Linux Libertine G" fo:font-style="normal" officeooo:rsid="0202592d" style:font-style-asian="normal" style:font-style-complex="normal"/>
    </style:style>
    <style:style style:name="T288" style:family="text">
      <style:text-properties style:font-name="Linux Libertine G" fo:font-style="normal" officeooo:rsid="020331e9" style:font-style-asian="normal" style:font-style-complex="normal"/>
    </style:style>
    <style:style style:name="T289" style:family="text">
      <style:text-properties style:font-name="Linux Libertine G" fo:font-style="normal" officeooo:rsid="0203326b" style:font-style-asian="normal" style:font-style-complex="normal"/>
    </style:style>
    <style:style style:name="T290" style:family="text">
      <style:text-properties style:font-name="Linux Libertine G" fo:font-style="normal" officeooo:rsid="0204dbe1" style:font-style-asian="normal" style:font-style-complex="normal"/>
    </style:style>
    <style:style style:name="T291" style:family="text">
      <style:text-properties style:font-name="Linux Libertine G" fo:font-style="normal" officeooo:rsid="02062df2" style:font-style-asian="normal" style:font-style-complex="normal"/>
    </style:style>
    <style:style style:name="T292" style:family="text">
      <style:text-properties style:font-name="Linux Libertine G" fo:font-style="normal" officeooo:rsid="020c8fbc" style:font-style-asian="normal" style:font-style-complex="normal"/>
    </style:style>
    <style:style style:name="T293" style:family="text">
      <style:text-properties style:font-name="Linux Libertine G" fo:font-style="normal" officeooo:rsid="020f8ad1" style:font-style-asian="normal" style:font-style-complex="normal"/>
    </style:style>
    <style:style style:name="T294" style:family="text">
      <style:text-properties style:font-name="Linux Libertine G" fo:font-style="normal" officeooo:rsid="0212ec44" style:font-style-asian="normal" style:font-style-complex="normal"/>
    </style:style>
    <style:style style:name="T295" style:family="text">
      <style:text-properties style:font-name="Linux Libertine G" fo:font-style="normal" officeooo:rsid="02139e84" style:font-style-asian="normal" style:font-style-complex="normal"/>
    </style:style>
    <style:style style:name="T296" style:family="text">
      <style:text-properties style:font-name="Linux Libertine G" fo:font-style="normal" officeooo:rsid="0214fef8" style:font-style-asian="normal" style:font-style-complex="normal"/>
    </style:style>
    <style:style style:name="T297" style:family="text">
      <style:text-properties style:font-name="Linux Libertine G" fo:font-style="normal" officeooo:rsid="02180f17" style:font-style-asian="normal" style:font-style-complex="normal"/>
    </style:style>
    <style:style style:name="T298" style:family="text">
      <style:text-properties style:font-name="Linux Libertine G" fo:font-style="normal" officeooo:rsid="0219a110" style:font-style-asian="normal" style:font-style-complex="normal"/>
    </style:style>
    <style:style style:name="T299" style:family="text">
      <style:text-properties style:font-name="Linux Libertine G" fo:font-style="normal" officeooo:rsid="021cff54" style:font-style-asian="normal" style:font-style-complex="normal"/>
    </style:style>
    <style:style style:name="T300" style:family="text">
      <style:text-properties style:font-name="Linux Libertine G" fo:font-style="normal" officeooo:rsid="021e44ce" style:font-style-asian="normal" style:font-style-complex="normal"/>
    </style:style>
    <style:style style:name="T301" style:family="text">
      <style:text-properties style:font-name="Linux Libertine G" fo:font-style="normal" officeooo:rsid="02202e4a" style:font-style-asian="normal" style:font-style-complex="normal"/>
    </style:style>
    <style:style style:name="T302" style:family="text">
      <style:text-properties style:font-name="Linux Libertine G" fo:font-style="normal" officeooo:rsid="02221971" style:font-style-asian="normal" style:font-style-complex="normal"/>
    </style:style>
    <style:style style:name="T303" style:family="text">
      <style:text-properties style:font-name="Linux Libertine G" fo:font-style="normal" officeooo:rsid="0223a3d4" style:font-style-asian="normal" style:font-style-complex="normal"/>
    </style:style>
    <style:style style:name="T304" style:family="text">
      <style:text-properties style:font-name="Linux Libertine G" fo:font-style="normal" officeooo:rsid="0223dd95" style:font-style-asian="normal" style:font-style-complex="normal"/>
    </style:style>
    <style:style style:name="T305" style:family="text">
      <style:text-properties style:font-name="Linux Libertine G" fo:font-style="normal" officeooo:rsid="0223ff9a" style:font-style-asian="normal" style:font-style-complex="normal"/>
    </style:style>
    <style:style style:name="T306" style:family="text">
      <style:text-properties style:font-name="Linux Libertine G" fo:font-style="normal" officeooo:rsid="02244e78" style:font-style-asian="normal" style:font-style-complex="normal"/>
    </style:style>
    <style:style style:name="T307" style:family="text">
      <style:text-properties style:font-name="Linux Libertine G" fo:font-style="normal" officeooo:rsid="02272c90" style:font-style-asian="normal" style:font-style-complex="normal"/>
    </style:style>
    <style:style style:name="T308" style:family="text">
      <style:text-properties style:font-name="Linux Libertine G" fo:font-style="normal" officeooo:rsid="02281da9" style:font-style-asian="normal" style:font-style-complex="normal"/>
    </style:style>
    <style:style style:name="T309" style:family="text">
      <style:text-properties style:font-name="Linux Libertine G" fo:font-style="normal" officeooo:rsid="022aa090" style:font-style-asian="normal" style:font-style-complex="normal"/>
    </style:style>
    <style:style style:name="T310" style:family="text">
      <style:text-properties style:font-name="Linux Libertine G" fo:font-style="normal" officeooo:rsid="022ccd6c" style:font-style-asian="normal" style:font-style-complex="normal"/>
    </style:style>
    <style:style style:name="T311" style:family="text">
      <style:text-properties style:font-name="Linux Libertine G" fo:font-style="normal" officeooo:rsid="0230d2b6" style:font-style-asian="normal" style:font-style-complex="normal"/>
    </style:style>
    <style:style style:name="T312" style:family="text">
      <style:text-properties style:font-name="Linux Libertine G" fo:font-style="normal" officeooo:rsid="02316d61" style:font-style-asian="normal" style:font-style-complex="normal"/>
    </style:style>
    <style:style style:name="T313" style:family="text">
      <style:text-properties style:font-name="Linux Libertine G" fo:font-style="normal" officeooo:rsid="0239cd7f" style:font-style-asian="normal" style:font-style-complex="normal"/>
    </style:style>
    <style:style style:name="T314" style:family="text">
      <style:text-properties style:font-name="Linux Libertine G" fo:font-style="normal" officeooo:rsid="0242052c" style:font-style-asian="normal" style:font-style-complex="normal"/>
    </style:style>
    <style:style style:name="T315" style:family="text">
      <style:text-properties style:font-name="Linux Libertine G" fo:font-style="normal" officeooo:rsid="0244ec97" style:font-style-asian="normal" style:font-style-complex="normal"/>
    </style:style>
    <style:style style:name="T316" style:family="text">
      <style:text-properties style:font-name="Linux Libertine G" fo:font-style="normal" officeooo:rsid="02454db2" style:font-style-asian="normal" style:font-style-complex="normal"/>
    </style:style>
    <style:style style:name="T317" style:family="text">
      <style:text-properties style:font-name="Linux Libertine G" fo:font-style="normal" officeooo:rsid="02467647" style:font-style-asian="normal" style:font-style-complex="normal"/>
    </style:style>
    <style:style style:name="T318" style:family="text">
      <style:text-properties style:font-name="Linux Libertine G" fo:font-style="normal" officeooo:rsid="02473e78" style:font-style-asian="normal" style:font-style-complex="normal"/>
    </style:style>
    <style:style style:name="T319" style:family="text">
      <style:text-properties style:font-name="Linux Libertine G" fo:font-style="normal" officeooo:rsid="02484cb8" style:font-style-asian="normal" style:font-style-complex="normal"/>
    </style:style>
    <style:style style:name="T320" style:family="text">
      <style:text-properties style:font-name="Linux Libertine G" fo:font-style="normal" officeooo:rsid="02484ee1" style:font-style-asian="normal" style:font-style-complex="normal"/>
    </style:style>
    <style:style style:name="T321" style:family="text">
      <style:text-properties style:font-name="Linux Libertine G" fo:font-style="normal" officeooo:rsid="0248c9ce" style:font-style-asian="normal" style:font-style-complex="normal"/>
    </style:style>
    <style:style style:name="T322" style:family="text">
      <style:text-properties style:font-name="Linux Libertine G" fo:font-style="normal" officeooo:rsid="02571692" style:font-style-asian="normal" style:font-style-complex="normal"/>
    </style:style>
    <style:style style:name="T323" style:family="text">
      <style:text-properties style:font-name="Linux Libertine G" fo:font-style="normal" officeooo:rsid="02591240" style:font-style-asian="normal" style:font-style-complex="normal"/>
    </style:style>
    <style:style style:name="T324" style:family="text">
      <style:text-properties style:font-name="Linux Libertine G" fo:font-style="normal" officeooo:rsid="0259198d" style:font-style-asian="normal" style:font-style-complex="normal"/>
    </style:style>
    <style:style style:name="T325" style:family="text">
      <style:text-properties style:font-name="Linux Libertine G" fo:font-style="normal" officeooo:rsid="0259aa9b" style:font-style-asian="normal" style:font-style-complex="normal"/>
    </style:style>
    <style:style style:name="T326" style:family="text">
      <style:text-properties style:font-name="Linux Libertine G" fo:font-style="normal" officeooo:rsid="025aedec" style:font-style-asian="normal" style:font-style-complex="normal"/>
    </style:style>
    <style:style style:name="T327" style:family="text">
      <style:text-properties style:font-name="Linux Libertine G" fo:font-style="normal" officeooo:rsid="025ddcca" style:font-style-asian="normal" style:font-style-complex="normal"/>
    </style:style>
    <style:style style:name="T328" style:family="text">
      <style:text-properties style:font-name="Linux Libertine G" fo:font-style="normal" officeooo:rsid="025ee16d" style:font-style-asian="normal" style:font-style-complex="normal"/>
    </style:style>
    <style:style style:name="T329" style:family="text">
      <style:text-properties style:font-name="Linux Libertine G" fo:font-style="normal" officeooo:rsid="0261860f" style:font-style-asian="normal" style:font-style-complex="normal"/>
    </style:style>
    <style:style style:name="T330" style:family="text">
      <style:text-properties style:font-name="Linux Libertine G" fo:font-style="normal" officeooo:rsid="0262be41" style:font-style-asian="normal" style:font-style-complex="normal"/>
    </style:style>
    <style:style style:name="T331" style:family="text">
      <style:text-properties style:font-name="Linux Libertine G" fo:font-style="normal" officeooo:rsid="0264c925" style:font-style-asian="normal" style:font-style-complex="normal"/>
    </style:style>
    <style:style style:name="T332" style:family="text">
      <style:text-properties style:font-name="Linux Libertine G" fo:font-style="normal" officeooo:rsid="026c6d3d" style:font-style-asian="normal" style:font-style-complex="normal"/>
    </style:style>
    <style:style style:name="T333" style:family="text">
      <style:text-properties style:font-name="Linux Libertine G" fo:font-style="normal" officeooo:rsid="02766c34" style:font-style-asian="normal" style:font-style-complex="normal"/>
    </style:style>
    <style:style style:name="T334" style:family="text">
      <style:text-properties style:font-name="Linux Libertine G" fo:font-style="normal" officeooo:rsid="02770bbe" style:font-style-asian="normal" style:font-style-complex="normal"/>
    </style:style>
    <style:style style:name="T335" style:family="text">
      <style:text-properties style:font-name="Linux Libertine G" fo:font-style="normal" officeooo:rsid="0277ebae" style:font-style-asian="normal" style:font-style-complex="normal"/>
    </style:style>
    <style:style style:name="T336" style:family="text">
      <style:text-properties style:font-name="Linux Libertine G" fo:font-style="normal" officeooo:rsid="02793979" style:font-style-asian="normal" style:font-style-complex="normal"/>
    </style:style>
    <style:style style:name="T337" style:family="text">
      <style:text-properties style:font-name="Linux Libertine G" fo:font-style="normal" officeooo:rsid="02794f68" style:font-style-asian="normal" style:font-style-complex="normal"/>
    </style:style>
    <style:style style:name="T338" style:family="text">
      <style:text-properties style:font-name="Linux Libertine G" fo:font-style="normal" officeooo:rsid="027b1c9a" style:font-style-asian="normal" style:font-style-complex="normal"/>
    </style:style>
    <style:style style:name="T339" style:family="text">
      <style:text-properties style:font-name="Linux Libertine G" fo:font-style="normal" officeooo:rsid="027cd22c" style:font-style-asian="normal" style:font-style-complex="normal"/>
    </style:style>
    <style:style style:name="T340" style:family="text">
      <style:text-properties style:font-name="Linux Libertine G" fo:font-style="normal" officeooo:rsid="027cdc7f" style:font-style-asian="normal" style:font-style-complex="normal"/>
    </style:style>
    <style:style style:name="T341" style:family="text">
      <style:text-properties style:font-name="Linux Libertine G" fo:font-style="normal" officeooo:rsid="027df94b" style:font-style-asian="normal" style:font-style-complex="normal"/>
    </style:style>
    <style:style style:name="T342" style:family="text">
      <style:text-properties style:font-name="Linux Libertine G" fo:font-style="normal" officeooo:rsid="027e5447" style:font-style-asian="normal" style:font-style-complex="normal"/>
    </style:style>
    <style:style style:name="T343" style:family="text">
      <style:text-properties style:font-name="Linux Libertine G" fo:font-style="normal" officeooo:rsid="029e5131" style:font-style-asian="normal" style:font-style-complex="normal"/>
    </style:style>
    <style:style style:name="T344" style:family="text">
      <style:text-properties style:font-name="Linux Libertine G" fo:font-style="normal" officeooo:rsid="02a00aaf" style:font-style-asian="normal" style:font-style-complex="normal"/>
    </style:style>
    <style:style style:name="T345" style:family="text">
      <style:text-properties style:font-name="Linux Libertine G" fo:font-style="normal" officeooo:rsid="02a0362b" style:font-style-asian="normal" style:font-style-complex="normal"/>
    </style:style>
    <style:style style:name="T346" style:family="text">
      <style:text-properties style:font-name="Linux Libertine G" fo:font-style="normal" officeooo:rsid="02a18260" style:font-style-asian="normal" style:font-style-complex="normal"/>
    </style:style>
    <style:style style:name="T347" style:family="text">
      <style:text-properties style:font-name="Linux Libertine G" fo:font-style="normal" officeooo:rsid="02a232ef" style:font-style-asian="normal" style:font-style-complex="normal"/>
    </style:style>
    <style:style style:name="T348" style:family="text">
      <style:text-properties style:font-name="Linux Libertine G" fo:font-style="normal" officeooo:rsid="02a390ec" style:font-style-asian="normal" style:font-style-complex="normal"/>
    </style:style>
    <style:style style:name="T349" style:family="text">
      <style:text-properties style:font-name="Linux Libertine G" fo:font-style="normal" officeooo:rsid="02a4963f" style:font-style-asian="normal" style:font-style-complex="normal"/>
    </style:style>
    <style:style style:name="T350" style:family="text">
      <style:text-properties style:font-name="Linux Libertine G" fo:font-style="normal" officeooo:rsid="02a4f457" style:font-style-asian="normal" style:font-style-complex="normal"/>
    </style:style>
    <style:style style:name="T351" style:family="text">
      <style:text-properties style:font-name="Linux Libertine G" fo:font-style="normal" officeooo:rsid="02a6a3b7" style:font-style-asian="normal" style:font-style-complex="normal"/>
    </style:style>
    <style:style style:name="T352" style:family="text">
      <style:text-properties style:font-name="Linux Libertine G" fo:font-style="normal" officeooo:rsid="02ac5fd0" style:font-style-asian="normal" style:font-style-complex="normal"/>
    </style:style>
    <style:style style:name="T353" style:family="text">
      <style:text-properties style:font-name="Linux Libertine G" fo:font-style="normal" officeooo:rsid="02ac91e6" style:font-style-asian="normal" style:font-style-complex="normal"/>
    </style:style>
    <style:style style:name="T354" style:family="text">
      <style:text-properties style:font-name="Linux Libertine G" fo:font-style="normal" style:text-underline-style="solid" style:text-underline-type="double" style:text-underline-width="auto" style:text-underline-color="font-color" officeooo:rsid="02ac91e6" style:font-style-asian="normal" style:font-style-complex="normal"/>
    </style:style>
    <style:style style:name="T355" style:family="text">
      <style:text-properties style:font-name="Linux Libertine G" fo:font-style="italic" officeooo:rsid="02111db9" style:font-style-asian="italic" style:font-style-complex="italic"/>
    </style:style>
    <style:style style:name="T356" style:family="text">
      <style:text-properties style:font-name="Linux Libertine G" fo:font-style="italic" officeooo:rsid="02530025" style:font-style-asian="italic" style:font-style-complex="italic"/>
    </style:style>
    <style:style style:name="T357" style:family="text">
      <style:text-properties style:font-name="Linux Libertine G" fo:font-style="italic" officeooo:rsid="025367e8" style:font-style-asian="italic" style:font-style-complex="italic"/>
    </style:style>
    <style:style style:name="T358" style:family="text">
      <style:text-properties style:font-name="Linux Libertine G" fo:font-size="10pt" fo:font-style="italic" officeooo:rsid="017485e5" style:font-size-asian="10pt" style:font-style-asian="italic" style:font-size-complex="10pt" style:font-style-complex="italic"/>
    </style:style>
    <style:style style:name="T359" style:family="text">
      <style:text-properties style:font-name="Linux Libertine G" fo:font-size="10pt" fo:font-style="italic" officeooo:rsid="024b0f9c" style:font-size-asian="10pt" style:font-style-asian="italic" style:font-size-complex="10pt" style:font-style-complex="italic"/>
    </style:style>
    <style:style style:name="T360" style:family="text">
      <style:text-properties style:font-name="Linux Libertine G" fo:font-size="10pt" fo:font-style="italic" officeooo:rsid="0284b3e3" style:font-size-asian="10pt" style:font-style-asian="italic" style:font-size-complex="10pt" style:font-style-complex="italic"/>
    </style:style>
    <style:style style:name="T361" style:family="text">
      <style:text-properties style:font-name="Linux Libertine G" fo:font-size="10pt" fo:font-style="italic" officeooo:rsid="0286b09b" style:font-size-asian="10pt" style:font-style-asian="italic" style:font-size-complex="10pt" style:font-style-complex="italic"/>
    </style:style>
    <style:style style:name="T362" style:family="text">
      <style:text-properties style:font-name="Linux Libertine G" fo:font-size="10pt" fo:font-style="italic" officeooo:rsid="0287c17f" style:font-size-asian="10pt" style:font-style-asian="italic" style:font-size-complex="10pt" style:font-style-complex="italic"/>
    </style:style>
    <style:style style:name="T363" style:family="text">
      <style:text-properties style:font-name="Linux Libertine G" fo:font-size="10pt" fo:font-style="italic" officeooo:rsid="0289b72e" style:font-size-asian="10pt" style:font-style-asian="italic" style:font-size-complex="10pt" style:font-style-complex="italic"/>
    </style:style>
    <style:style style:name="T364" style:family="text">
      <style:text-properties style:font-name="Linux Libertine G" fo:font-size="10pt" fo:font-style="italic" officeooo:rsid="0289e490" style:font-size-asian="10pt" style:font-style-asian="italic" style:font-size-complex="10pt" style:font-style-complex="italic"/>
    </style:style>
    <style:style style:name="T365" style:family="text">
      <style:text-properties style:font-name="Linux Libertine G" fo:font-size="10pt" fo:font-style="italic" officeooo:rsid="028b976e" style:font-size-asian="10pt" style:font-style-asian="italic" style:font-size-complex="10pt" style:font-style-complex="italic"/>
    </style:style>
    <style:style style:name="T366" style:family="text">
      <style:text-properties style:font-name="Linux Libertine G" fo:font-size="10pt" fo:font-style="italic" officeooo:rsid="028cdd8e" style:font-size-asian="10pt" style:font-style-asian="italic" style:font-size-complex="10pt" style:font-style-complex="italic"/>
    </style:style>
    <style:style style:name="T367" style:family="text">
      <style:text-properties style:font-name="Linux Libertine G" fo:font-size="10pt" fo:font-style="italic" officeooo:rsid="028dcd54" style:font-size-asian="10pt" style:font-style-asian="italic" style:font-size-complex="10pt" style:font-style-complex="italic"/>
    </style:style>
    <style:style style:name="T368" style:family="text">
      <style:text-properties style:font-name="Linux Libertine G" fo:font-size="10pt" fo:font-style="italic" officeooo:rsid="028f955e" style:font-size-asian="10pt" style:font-style-asian="italic" style:font-size-complex="10pt" style:font-style-complex="italic"/>
    </style:style>
    <style:style style:name="T369" style:family="text">
      <style:text-properties style:font-name="Linux Libertine G" fo:font-size="10pt" fo:font-style="italic" officeooo:rsid="02917d60" style:font-size-asian="10pt" style:font-style-asian="italic" style:font-size-complex="10pt" style:font-style-complex="italic"/>
    </style:style>
    <style:style style:name="T370" style:family="text">
      <style:text-properties style:font-name="Linux Libertine G" fo:font-size="10pt" fo:font-style="italic" officeooo:rsid="0292e0bd" style:font-size-asian="10pt" style:font-style-asian="italic" style:font-size-complex="10pt" style:font-style-complex="italic"/>
    </style:style>
    <style:style style:name="T371" style:family="text">
      <style:text-properties style:font-name="Linux Libertine G" fo:font-size="10pt" fo:font-style="italic" officeooo:rsid="029435eb" style:font-size-asian="10pt" style:font-style-asian="italic" style:font-size-complex="10pt" style:font-style-complex="italic"/>
    </style:style>
    <style:style style:name="T372" style:family="text">
      <style:text-properties style:font-name="Linux Libertine G" fo:font-size="10pt" fo:font-style="italic" officeooo:rsid="0294c42f" style:font-size-asian="10pt" style:font-style-asian="italic" style:font-size-complex="10pt" style:font-style-complex="italic"/>
    </style:style>
    <style:style style:name="T373" style:family="text">
      <style:text-properties style:font-name="Linux Libertine G" fo:font-size="10pt" fo:font-style="italic" officeooo:rsid="0295baa3" style:font-size-asian="10pt" style:font-style-asian="italic" style:font-size-complex="10pt" style:font-style-complex="italic"/>
    </style:style>
    <style:style style:name="T374" style:family="text">
      <style:text-properties style:font-name="Linux Libertine G" fo:font-size="10pt" fo:font-style="italic" officeooo:rsid="0297e693" style:font-size-asian="10pt" style:font-style-asian="italic" style:font-size-complex="10pt" style:font-style-complex="italic"/>
    </style:style>
    <style:style style:name="T375" style:family="text">
      <style:text-properties style:font-name="Linux Libertine G" fo:font-size="10pt" fo:font-style="italic" officeooo:rsid="0299877a" style:font-size-asian="10pt" style:font-style-asian="italic" style:font-size-complex="10pt" style:font-style-complex="italic"/>
    </style:style>
    <style:style style:name="T376" style:family="text">
      <style:text-properties style:font-name="Linux Libertine G" fo:font-size="10pt" fo:font-style="italic" officeooo:rsid="029ba125" style:font-size-asian="10pt" style:font-style-asian="italic" style:font-size-complex="10pt" style:font-style-complex="italic"/>
    </style:style>
    <style:style style:name="T377" style:family="text">
      <style:text-properties officeooo:rsid="01e74dd8"/>
    </style:style>
    <style:style style:name="T378" style:family="text">
      <style:text-properties officeooo:rsid="01e7a8f8"/>
    </style:style>
    <style:style style:name="T379" style:family="text">
      <style:text-properties officeooo:rsid="01e98fcf"/>
    </style:style>
    <style:style style:name="T380" style:family="text">
      <style:text-properties style:text-position="super 58%" style:font-name="Linux Libertine G" fo:font-style="normal" officeooo:rsid="01fd3bb5" style:font-style-asian="normal" style:font-style-complex="normal"/>
    </style:style>
    <style:style style:name="T381" style:family="text">
      <style:text-properties style:text-position="0% 100%" style:font-name="Linux Libertine G" fo:font-style="normal" officeooo:rsid="01fd3bb5" style:font-style-asian="normal" style:font-style-complex="normal"/>
    </style:style>
    <style:style style:name="T382" style:family="text">
      <style:text-properties style:text-position="0% 100%" style:font-name="Linux Libertine G" fo:font-style="normal" officeooo:rsid="01ff92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SE SCAVASSI UN TUNNEL INTERDIMENSIONALE NEL CUORE DI GEMMASIGNORA</text:p>
      <text:p text:style-name="P4"/>
      <text:p text:style-name="P4"/>
      <text:p text:style-name="P4"><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8"/>
      <text:p text:style-name="P7">BENJAMIN MOMENTO</text:p>
      <text:p text:style-name="P7"><text:soft-page-break/></text:p>
      <text:p text:style-name="P5"/>
      <text:p text:style-name="P10"><text:bookmark text:name="Copia output 16"/><text:span text:style-name="T224"><text:s text:c="69"/></text:span><text:s text:c="30"/></text:p>
      <text:p text:style-name="P11"><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line-break/></text:span></text:p>
      <text:p text:style-name="P11"><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11"><text:span text:style-name="T234"/></text:p>
      <text:p text:style-name="P12"><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p>
      <text:p text:style-name="P13"><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13"><text:span text:style-name="T241"/></text:p>
      <text:p text:style-name="P14"><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18">Scendi con noi.</text:p>
      <text:p text:style-name="P15"><text:span text:style-name="T210">C</text:span><text:span text:style-name="T189">osì scesi a vedere le stelle.</text:span></text:p>
      <text:p text:style-name="P3"/>
      <text:p text:style-name="P2"><text:bookmark text:name="output"/>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text:soft-page-break/>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9"/>
      <text:p text:style-name="P16"><text:span text:style-name="T265">[</text:span><text:span text:style-name="T264">1</text:span><text:span text:style-name="T265">]</text:span><text:span text:style-name="T264"> </text:span><text:span text:style-name="T263">S</text:span>e di tacchi t’attacchi, non d’altri a comprarti<text:line-break/><text:span text:style-name="T247">lumi illustri da lustrare come </text:span><text:span text:style-name="T251">la neve;</text:span><text:span text:style-name="T247"><text:line-break/></text:span><text:span text:style-name="T248">immaginarm</text:span><text:span text:style-name="T250">eli</text:span><text:span text:style-name="T248"> è come </text:span><text:span text:style-name="T259">dimenticarti</text:span><text:span text:style-name="T248">.</text:span></text:p>
      <text:p text:style-name="P17"><text:span text:style-name="T265">[</text:span><text:span text:style-name="T264">4</text:span><text:span text:style-name="T265">]</text:span><text:span text:style-name="T264"> <text:s/></text:span><text:span text:style-name="T248">S</text:span>ussegguono sere <text:span text:style-name="T249">brillanti poc’anzi vere<text:line-break/></text:span><text:span text:style-name="T252">di un sangue asciutto imbevuto d’ingegno<text:line-break/></text:span><text:span text:style-name="T253">a starsene raffermo, freddo come candele.</text:span></text:p>
      <text:p text:style-name="P17"><text:span text:style-name="T265">[</text:span><text:span text:style-name="T264">7</text:span><text:span text:style-name="T265">]</text:span><text:span text:style-name="T264"> <text:s/></text:span><text:span text:style-name="T254">Seguirti in colli irti, </text:span><text:span text:style-name="T255">dirimpetto di legno;<text:line-break/></text:span><text:span text:style-name="T256">morto come neonato,</text:span><text:span text:style-name="T260"> un </text:span><text:span text:style-name="T256">piatto baratro <text:line-break/></text:span><text:span text:style-name="T260">che </text:span><text:span text:style-name="T257">singhiozza spento: </text:span><text:span text:style-name="T261">attend</text:span><text:span text:style-name="T262">e</text:span><text:span text:style-name="T258"> il mio regno.”<text:line-break/><text:tab/><text:tab/><text:tab/><text:tab/></text:span><text:span text:style-name="T378">Leonardo</text:span><text:span text:style-name="T377"> De Colpa, </text:span><text:span text:style-name="T379">Libro 2, Tunnel.</text:span><text:span text:style-name="T249"><text:line-break/><text:tab/><text:tab/><text:tab/><text:tab/><text:tab/><text:tab/></text:span></text:p>
      <text:p text:style-name="P20"><text:span text:style-name="T267">Quando </text:span><text:span text:style-name="T268">quella piroetta </text:span><text:span text:style-name="T273">fiammante</text:span><text:span text:style-name="T268"> </text:span><text:span text:style-name="T269">scese dal nostro cielo di terra, io me ne stavo a </text:span><text:span text:style-name="T270">studiare nell’ultima delle diciassette torri del castello. </text:span><text:span text:style-name="T271">L’aria era di piombo in quella giornata, </text:span><text:span text:style-name="T272">bastava alzare gli occhi </text:span><text:span text:style-name="T274">per capire come sarebbe </text:span><text:span text:style-name="T277">andata</text:span><text:span text:style-name="T274">. </text:span><text:span text:style-name="T275">Un’altro Spaccaorecchie </text:span><text:span text:style-name="T276">si sarebbe fatto vivo </text:span><text:span text:style-name="T278">a fine giornata. <text:line-break/></text:span><text:soft-page-break/><text:span text:style-name="T279">Leonardo De Colpa </text:span><text:span text:style-name="T281">è </text:span><text:span text:style-name="T280">il mio nonno</text:span><text:span text:style-name="T380"> </text:span><text:span text:style-name="T381">alla </text:span><text:span text:style-name="T382">quindicesima</text:span><text:span text:style-name="T280">, </text:span><text:span text:style-name="T284">non penso ci sia un termine per definiro. </text:span><text:span text:style-name="T285">Potrei dire un mio antenato </text:span><text:span text:style-name="T286">a questo punto, credo di sì.</text:span><text:span text:style-name="T284"><text:line-break/></text:span><text:span text:style-name="T287">N</text:span><text:span text:style-name="T282">ella libreria a Tunnel che sprofonda più di mille leghe sotto la superficie </text:span><text:span text:style-name="T283">si trovano </text:span><text:span text:style-name="T288">soltanto testi della dinastia De Colpa, nata </text:span><text:span text:style-name="T289">in concomitanza dei primi eventi universali. </text:span><text:span text:style-name="T290">Il lignaggio più antico </text:span><text:span text:style-name="T291">del Sottomondo. <text:line-break/></text:span><text:span text:style-name="T355">Fiuuu</text:span><text:span text:style-name="T356">uuuuuu</text:span><text:span text:style-name="T357">uuuuu</text:span><text:span text:style-name="T356">.</text:span><text:span text:style-name="T355"><text:line-break/></text:span><text:span text:style-name="T314">Un colpo di</text:span><text:span text:style-name="T293"> vento uccide tutte le candele della stanza. <text:line-break/></text:span><text:span text:style-name="T300">Dalla finestra, però, entra soffusa una luce smeralda.</text:span><text:span text:style-name="T293"><text:line-break/></text:span><text:span text:style-name="T301">Quell’</text:span><text:span text:style-name="T294">oggetto illuminato </text:span><text:span text:style-name="T302">a forma di</text:span><text:span text:style-name="T294"> capsula, </text:span><text:span text:style-name="T295">infuocat</text:span><text:span text:style-name="T303">o,</text:span><text:span text:style-name="T295"> </text:span><text:span text:style-name="T305">partorito</text:span><text:span text:style-name="T296"> dal </text:span><text:span text:style-name="T304">quell’enorme </text:span><text:span text:style-name="T296">soffitto-</text:span><text:span text:style-name="T304">pavimento</text:span><text:span text:style-name="T296"> senza nuvole che ci circonda. <text:line-break/></text:span><text:span text:style-name="T297">Lo sapevamo tutti che doveva </text:span><text:span text:style-name="T307">succedere</text:span><text:span text:style-name="T306">. </text:span><text:span text:style-name="T308">Il popolo avrà di cui parlare. </text:span><text:span text:style-name="T297"><text:line-break/></text:span><text:span text:style-name="T298">Quello che invece adesso infastidisce il mio pensiero è l’oscurità della stanza.<text:line-break/></text:span><text:span text:style-name="T292">Il Sottomondo non ha mai avuto luc</text:span><text:span text:style-name="T299">e, il commercio delle candele è talmente tanto importante che </text:span><text:span text:style-name="T309">i Candelari </text:span><text:span text:style-name="T313">sono </text:span><text:span text:style-name="T309">la seconda famiglia più antica. </text:span><text:span text:style-name="T310">La cera è stata la scoperta che ci ha fatto passare da trogloditi a nobili cuori </text:span><text:span text:style-name="T312">coscienti che ogni </text:span><text:span text:style-name="T310">posata </text:span><text:span text:style-name="T312">ha la sua portata</text:span><text:span text:style-name="T311">. <text:line-break/></text:span><text:span text:style-name="T315">Se potessi vedere attraverso le tenebre che cosa coglierei? </text:span><text:span text:style-name="T316">Strizzo le palpebre alla ricerca di un qualcuno. </text:span><text:span text:style-name="T317">Ma non vedo niente.<text:line-break/></text:span><text:span text:style-name="T318">Tranne quella capsula che scende e si schianta, senza rumore, </text:span><text:span text:style-name="T319">per terra. </text:span><text:span text:style-name="T320">E’ una luce forte che viaggia e</text:span><text:span text:style-name="T321"> mi sta per accecare ma prima ancora che quel grande lume entri nelle mie palpebre una decina di fate madrine mi tappano gli occhi.</text:span></text:p>
      <text:p text:style-name="P23"><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22"><text:span text:style-name="T321">M</text:span><text:span text:style-name="T266">i ricordo che quando er</text:span><text:span text:style-name="T332">o </text:span><text:span text:style-name="T266">piccola, mio nonno </text:span><text:span text:style-name="T322">elevato</text:span><text:span text:style-name="T323"> all</text:span><text:span text:style-name="T327">a</text:span><text:span text:style-name="T266"> prima, </text:span><text:span text:style-name="T324">mi lasciava scorrere la mente in una storia così intricata che nemmeno uno spago caduto su una famiglia di rovi. </text:span><text:span text:style-name="T325">Eppure io non me ne tiravo fuori</text:span><text:span text:style-name="T326"> con la semplicità di un insetto acrobata. </text:span><text:span text:style-name="T328">Anzi. <text:line-break/>Come quei gatti randagi che si infilano nei cestini, me ne andavo a cercare qualcosa di appetitoso per la bocca dell’ingegno; </text:span><text:span text:style-name="T329">i denti del pensiero </text:span><text:span text:style-name="T330">avrebbero masticato e lo </text:span><text:soft-page-break/><text:span text:style-name="T330">stomaco del ragionamento avrebbero digerito per lasciarmi dormire </text:span><text:span text:style-name="T331">come un panda acccocolato fra coperte di bambù.<text:line-break/></text:span><text:span text:style-name="T333">Non so quanti vocaboli stiano fra i miei denti e la mia lingua pronti a spurgare una storia che si è appiccicata ai miei capelli come cera calda, </text:span><text:span text:style-name="T334">nemmeno mi domando se sia in grado di </text:span><text:span text:style-name="T335">mostrare, fuori dalla scatola </text:span><text:span text:style-name="T336">dell’intelletto, </text:span><text:span text:style-name="T337">quanti crani sono scoppiati sotto il peso de</text:span><text:span text:style-name="T338">lle zampe </text:span><text:span text:style-name="T339">lugubri </text:span><text:span text:style-name="T340">di </text:span><text:span text:style-name="T341">quello che </text:span><text:span text:style-name="T342">tutti hanno sempre chiamato Principe. Tutti. Sempre. Fin quando… </text:span></text:p>
      <text:p text:style-name="P21"><text:span text:style-name="T358">S</text:span><text:span text:style-name="T359">tella, stellina, </text:span><text:span text:style-name="T360">un agrodolce lama è come una nanna per una ninna in una notte dipinta di </text:span><text:span text:style-name="T361">la</text:span><text:span text:style-name="T362">g</text:span><text:span text:style-name="T361">rime. </text:span><text:span text:style-name="T363">Se narrare la storia di Protagonista </text:span><text:span text:style-name="T364">vuoi, il Principe non puoi non citare. </text:span><text:span text:style-name="T365">Tintinna, stellina, </text:span><text:span text:style-name="T366">in più di </text:span><text:span text:style-name="T367">una vita hai provato a non </text:span><text:span text:style-name="T368">dire chi è, da non pronunziare, </text:span><text:span text:style-name="T369">silenziare. </text:span><text:span text:style-name="T370">Un nome straripato dal suo corso, </text:span><text:span text:style-name="T371">sradicato dal suo posto, </text:span><text:span text:style-name="T372">adesso ti </text:span><text:span text:style-name="T373">ossessiona. Ossequie e ossa non basteranno ad allontanarlo dal Principato. </text:span><text:span text:style-name="T374">Il suo fiato è come </text:span><text:span text:style-name="T375">un bulbo di luce che carbonizza </text:span><text:span text:style-name="T376">la carne.</text:span><text:span text:style-name="T342"><text:line-break/></text:span><text:span text:style-name="T343">Potrei dire che ‘c’era una volta’. </text:span><text:span text:style-name="T344">Solo che nel Sottomondo ai neonati non si raccontano fiabe, </text:span><text:span text:style-name="T345">non ne sono mai state scritte con un finale sano. </text:span><text:span text:style-name="T347">Come provare a raccogliere pesche da un pesco </text:span><text:span text:style-name="T348">ingordo di </text:span><text:span text:style-name="T349">putrido </text:span><text:span text:style-name="T350">concime. </text:span><text:span text:style-name="T351">Un morso per addormentarsi per sempre è abbastanza.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05T15:08:54.256000000</dc:date>
    <meta:editing-duration>PT3H20M51S</meta:editing-duration>
    <meta:editing-cycles>561</meta:editing-cycles>
    <meta:generator>LibreOffice/24.2.1.2$Windows_X86_64 LibreOffice_project/db4def46b0453cc22e2d0305797cf981b68ef5ac</meta:generator>
    <meta:print-date>2025-10-02T12:43:01.306000000</meta:print-date>
    <meta:printed-by>File PDF</meta:printed-by>
    <meta:document-statistic meta:table-count="0" meta:image-count="0" meta:object-count="0" meta:page-count="10" meta:paragraph-count="79" meta:word-count="2473" meta:character-count="19978" meta:non-whitespace-character-count="17469"/>
  </office:meta>
</office:document-meta>
</file>